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4.28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28cm" fo:wrap-option="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cm" fo:wrap-option="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5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1cm" fo:min-width="4.199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798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462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19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026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11" draw:id="id11" draw:layer="layout" svg:width="5.3cm" svg:height="1.5cm" svg:x="1.102cm" svg:y="13.9cm">
          <text:p text:style-name="P1"><text:span text:style-name="T1">Verhuizing ke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3cm" svg:height="1.4cm" svg:x="4.2cm" svg:y="11.2cm">
          <text:p text:style-name="P1"><text:span text:style-name="T1">CSV bestand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5.5cm" svg:height="1.4cm" svg:x="10.6cm" svg:y="11.2cm">
          <text:p text:style-name="P1"><text:span text:style-name="T1">Selecteer de actuele geslachtsaanduiding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5cm" svg:y1="11.9cm" svg:x2="10.6cm" svg:y2="11.9cm" draw:start-shape="id1" draw:start-glue-point="7" draw:end-shape="id2" svg:d="M9500 11900h1100" svg:viewBox="0 0 1101 1">
          <text:p/>
        </draw:connector>
        <draw:custom-shape draw:style-name="gr1" draw:text-style-name="P2" xml:id="id3" draw:id="id3" draw:layer="layout" svg:width="5.3cm" svg:height="1.5cm" svg:x="4.202cm" svg:y="4.201cm">
          <text:p text:style-name="P1"><text:span text:style-name="T1">Kwartaal bestanden</text:span></text:p>
          <text:p text:style-name="P1"><text:span text:style-name="T1">(perso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4" draw:id="id4" draw:layer="layout" svg:width="5.7cm" svg:height="1.7cm" svg:x="10.401cm" svg:y="4.101cm">
          <text:p text:style-name="P1"><text:span text:style-name="T1">Selecteer de actuele persoonsgegevens uit het kwartaal dat het dichtst bij de verhuis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502cm" svg:y1="4.951cm" svg:x2="10.401cm" svg:y2="4.951cm" draw:start-shape="id3" draw:start-glue-point="7" draw:end-shape="id4" svg:d="M9502 4951h899" svg:viewBox="0 0 900 1">
          <text:p/>
        </draw:connector>
        <draw:custom-shape draw:style-name="gr1" draw:text-style-name="P2" xml:id="id5" draw:id="id5" draw:layer="layout" svg:width="5.3cm" svg:height="1.5cm" svg:x="4.203cm" svg:y="7.102cm">
          <text:p text:style-name="P1"><text:span text:style-name="T1">Kwartaal bestanden</text:span></text:p>
          <text:p text:style-name="P1"><text:span text:style-name="T1">(huishoude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6" draw:id="id6" draw:layer="layout" svg:width="5.7cm" svg:height="1.7cm" svg:x="10.402cm" svg:y="7.002cm">
          <text:p text:style-name="P1"><text:span text:style-name="T1">Selecteer de actuele huishoudgegevens uit het kwartaal dat vóór de verhuis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503cm" svg:y1="7.852cm" svg:x2="10.402cm" svg:y2="7.852cm" draw:start-shape="id5" draw:start-glue-point="7" draw:end-shape="id6" draw:end-glue-point="5" svg:d="M9503 7852h899" svg:viewBox="0 0 900 1">
          <text:p/>
        </draw:connector>
        <draw:custom-shape draw:style-name="gr1" draw:text-style-name="P2" xml:id="id7" draw:id="id7" draw:layer="layout" svg:width="5.3cm" svg:height="1.5cm" svg:x="4.201cm" svg:y="1.801cm">
          <text:p text:style-name="P1"><text:span text:style-name="T1">Kwartaal bestanden</text:span></text:p>
          <text:p text:style-name="P1"><text:span text:style-name="T1">(ou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8" draw:id="id8" draw:layer="layout" svg:width="5.5cm" svg:height="1.299cm" svg:x="10.501cm" svg:y="1.901cm">
          <text:p text:style-name="P1"><text:span text:style-name="T1">Selecteer de actuele ouder gegevens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501cm" svg:y1="2.551cm" svg:x2="10.501cm" svg:y2="2.551cm" draw:start-shape="id7" draw:start-glue-point="7" draw:end-shape="id8" draw:end-glue-point="5" svg:d="M9501 2551h1000" svg:viewBox="0 0 1001 1">
          <text:p/>
        </draw:connector>
        <draw:custom-shape draw:style-name="gr2" draw:text-style-name="P2" xml:id="id9" draw:id="id9" draw:layer="layout" svg:width="5.3cm" svg:height="1.4cm" svg:x="1.201cm" svg:y="16.501cm">
          <text:p text:style-name="P1"><text:span text:style-name="T1">Adres, nummer-id, object-id en buu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0" draw:id="id10" draw:layer="layout" svg:width="4.699cm" svg:height="1.601cm" svg:x="11.001cm" svg:y="16.4cm">
          <text:p text:style-name="P1"><text:span text:style-name="T1">Selecteer deze BAG-gegevens van de adressen voor én na de verhuiz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501cm" svg:y1="17.201cm" svg:x2="11.001cm" svg:y2="17.2cm" draw:start-shape="id9" draw:start-glue-point="7" draw:end-shape="id10" svg:d="M6501 17201h2250v-1h2250" svg:viewBox="0 0 4501 2">
          <text:p/>
        </draw:connector>
        <draw:custom-shape draw:style-name="gr8" draw:text-style-name="P2" xml:id="id13" draw:id="id13" draw:layer="layout" svg:width="5.298cm" svg:height="1.8cm" svg:x="10.702cm" svg:y="19cm">
          <text:p text:style-name="P1"><text:span text:style-name="T1">Selecteer de actuele gebiedsinformatie vóór en ná de verhuizing op buurtcode of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402cm" svg:y1="14.65cm" svg:x2="16.85cm" svg:y2="10.6cm" draw:start-shape="id11" draw:start-glue-point="7" draw:end-shape="id12" draw:end-glue-point="6" svg:d="M6402 14650h10448v-4050" svg:viewBox="0 0 10449 4051">
          <text:p/>
        </draw:connector>
        <draw:connector draw:style-name="gr4" draw:text-style-name="P3" draw:layer="layout" svg:x1="13.351cm" svg:y1="18.001cm" svg:x2="13.351cm" svg:y2="19cm" draw:start-shape="id10" draw:start-glue-point="6" draw:end-shape="id13" draw:end-glue-point="4" svg:d="M13351 18001v999" svg:viewBox="0 0 1 1000">
          <text:p/>
        </draw:connector>
        <draw:connector draw:style-name="gr4" draw:text-style-name="P3" draw:layer="layout" svg:x1="15.7cm" svg:y1="17.201cm" svg:x2="16.85cm" svg:y2="10.6cm" draw:start-shape="id10" draw:start-glue-point="7" draw:end-shape="id12" draw:end-glue-point="6" svg:d="M15700 17201h1150v-6601" svg:viewBox="0 0 1151 6602">
          <text:p/>
        </draw:connector>
        <draw:connector draw:style-name="gr4" draw:text-style-name="P3" draw:layer="layout" svg:x1="16cm" svg:y1="19.9cm" svg:x2="16.85cm" svg:y2="10.6cm" draw:start-shape="id13" draw:start-glue-point="7" draw:end-shape="id12" draw:end-glue-point="6" svg:d="M16000 19900h850v-9300" svg:viewBox="0 0 851 9301">
          <text:p/>
        </draw:connector>
        <draw:connector draw:style-name="gr4" draw:text-style-name="P3" draw:layer="layout" svg:x1="16.102cm" svg:y1="7.852cm" svg:x2="16.85cm" svg:y2="9.2cm" draw:start-shape="id6" draw:start-glue-point="7" draw:end-shape="id12" draw:end-glue-point="4" svg:d="M16102 7852h748v1348" svg:viewBox="0 0 749 1349">
          <text:p/>
        </draw:connector>
        <draw:connector draw:style-name="gr4" draw:text-style-name="P3" draw:layer="layout" svg:x1="16.001cm" svg:y1="2.551cm" svg:x2="16.85cm" svg:y2="9.2cm" draw:start-shape="id8" draw:start-glue-point="7" draw:end-shape="id12" draw:end-glue-point="4" svg:d="M16001 2551h849v6649" svg:viewBox="0 0 850 6650">
          <text:p/>
        </draw:connector>
        <draw:connector draw:style-name="gr4" draw:text-style-name="P3" draw:layer="layout" svg:x1="16.101cm" svg:y1="4.951cm" svg:x2="16.85cm" svg:y2="9.2cm" draw:start-shape="id4" draw:start-glue-point="7" draw:end-shape="id12" draw:end-glue-point="4" svg:d="M16101 4951h749v4249" svg:viewBox="0 0 750 4250">
          <text:p/>
        </draw:connector>
        <draw:connector draw:style-name="gr4" draw:text-style-name="P3" draw:layer="layout" svg:x1="16.1cm" svg:y1="11.9cm" svg:x2="16.85cm" svg:y2="10.6cm" draw:start-shape="id2" draw:start-glue-point="7" draw:end-shape="id12" draw:end-glue-point="6" svg:d="M16100 11900h750v-1300" svg:viewBox="0 0 751 1301">
          <text:p/>
        </draw:connector>
        <draw:custom-shape draw:style-name="gr9" draw:text-style-name="P2" xml:id="id12" draw:id="id12" draw:layer="layout" svg:width="5.5cm" svg:height="1.4cm" svg:x="14.1cm" svg:y="9.2cm">
          <text:p text:style-name="P1"><text:span text:style-name="T1">Verhuizingen binnen Amsterdam met aangehaakte gegeve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svg:x1="13.251cm" svg:y1="4.101cm" svg:x2="13.251cm" svg:y2="3.2cm" draw:start-shape="id4" draw:start-glue-point="4" draw:end-shape="id8" draw:end-glue-point="2" svg:d="M13251 4101v-901" svg:viewBox="0 0 1 902">
          <text:p/>
        </draw:connector>
        <draw:connector draw:style-name="gr4" draw:text-style-name="P3" draw:layer="layout" draw:line-skew="-3.451cm" svg:x1="3.752cm" svg:y1="13.9cm" svg:x2="13.251cm" svg:y2="5.801cm" draw:start-shape="id11" draw:start-glue-point="4" draw:end-shape="id4" draw:end-glue-point="6" svg:d="M3752 13900v-7500h9499v-599" svg:viewBox="0 0 9500 8100">
          <text:p/>
        </draw:connector>
        <draw:connector draw:style-name="gr4" draw:text-style-name="P3" draw:layer="layout" draw:line-skew="-1.402cm" svg:x1="3.752cm" svg:y1="13.9cm" svg:x2="13.252cm" svg:y2="8.702cm" draw:start-shape="id11" draw:start-glue-point="4" draw:end-shape="id6" svg:d="M3752 13900v-4000h9500v-1198" svg:viewBox="0 0 9501 5199">
          <text:p/>
        </draw:connector>
        <draw:connector draw:style-name="gr4" draw:text-style-name="P3" draw:layer="layout" svg:x1="3.752cm" svg:y1="13.9cm" svg:x2="13.35cm" svg:y2="12.6cm" draw:start-shape="id11" draw:end-shape="id2" draw:end-glue-point="6" svg:d="M3752 13900v-649h9598v-651" svg:viewBox="0 0 9599 1301">
          <text:p/>
        </draw:connector>
        <draw:connector draw:style-name="gr4" draw:text-style-name="P3" draw:layer="layout" draw:line-skew="-0.202cm 0cm -0.198cm" svg:x1="3.752cm" svg:y1="15.4cm" svg:x2="13.351cm" svg:y2="16.4cm" draw:start-shape="id11" draw:start-glue-point="6" draw:end-shape="id10" draw:end-glue-point="4" svg:d="M3752 15400v300h4950 4649v700" svg:viewBox="0 0 9600 1001">
          <text:p/>
        </draw:connector>
        <draw:custom-shape draw:style-name="gr10" draw:text-style-name="P2" xml:id="id14" draw:id="id14" draw:layer="layout" svg:width="5.2cm" svg:height="1.4cm" svg:x="1.399cm" svg:y="24.2cm">
          <text:p text:style-name="P1"><text:span text:style-name="T1">Kwartaal bestanden (adr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16" draw:id="id16" draw:layer="layout" svg:width="5.6cm" svg:height="0.9cm" svg:x="1.199cm" svg:y="19.5cm">
          <text:p text:style-name="P1"><text:span text:style-name="T1">Adressen-gebieden tab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15" draw:id="id15" draw:layer="layout" svg:width="5.2cm" svg:height="1.399cm" svg:x="1.399cm" svg:y="21.701cm">
          <text:p text:style-name="P1"><text:span text:style-name="T1">Selecteer alle adressen uit de kwartaal bestan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999cm" svg:y1="24.2cm" svg:x2="3.999cm" svg:y2="23.1cm" draw:start-shape="id14" draw:start-glue-point="4" draw:end-shape="id15" draw:end-glue-point="6" svg:d="M3999 24200v-1100" svg:viewBox="0 0 1 1101">
          <text:p/>
        </draw:connector>
        <draw:connector draw:style-name="gr4" draw:text-style-name="P3" draw:layer="layout" svg:x1="3.999cm" svg:y1="21.701cm" svg:x2="3.999cm" svg:y2="20.4cm" draw:start-shape="id15" draw:start-glue-point="4" draw:end-shape="id16" draw:end-glue-point="8" svg:d="M3999 21701v-1301" svg:viewBox="0 0 1 1302">
          <text:p/>
        </draw:connector>
        <draw:connector draw:style-name="gr4" draw:text-style-name="P3" draw:layer="layout" draw:line-skew="0.901cm" svg:x1="6.099cm" svg:y1="19.95cm" svg:x2="10.702cm" svg:y2="19.9cm" draw:start-shape="id16" draw:start-glue-point="6" draw:end-shape="id13" draw:end-glue-point="5" svg:d="M6099 19950v-50h2652 1951" svg:viewBox="0 0 4604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2:56:10.142000000</meta:creation-date>
    <dc:date>2017-10-16T07:10:48.906000000</dc:date>
    <meta:editing-duration>PT6H28M26S</meta:editing-duration>
    <meta:editing-cycles>21</meta:editing-cycles>
    <meta:generator>LibreOffice/5.4.2.2$Windows_x86 LibreOffice_project/22b09f6418e8c2d508a9eaf86b2399209b0990f4</meta:generator>
    <meta:document-statistic meta:object-count="37"/>
  </office:meta>
</office:document-meta>
</file>